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1a4c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itle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<text:a xlink:type="simple" xlink:href="#__RefHeading___Toc105_2689873645" text:style-name="Index_20_Link" text:visited-style-name="Index_20_Link">Heading 1<text:tab/>1</text:a></text:p>
          <text:p text:style-name="P2"><text:a xlink:type="simple" xlink:href="#__RefHeading___Toc107_2689873645" text:style-name="Index_20_Link" text:visited-style-name="Index_20_Link">Heading 2<text:tab/>1</text:a></text:p>
        </text:index-body>
      </text:table-of-content>
      <text:p text:style-name="Text_20_body"/>
      <text:h text:style-name="Heading_20_1" text:outline-level="1"><text:bookmark-start text:name="__RefHeading___Toc105_2689873645"/>Heading 1 <text:span text:style-name="T1">with date </text:span><text:span text:style-name="T1"><text:date style:data-style-name="N37" text:date-value="2023-04-28T13:18:16.960818325" text:fixed="true">28.04.23</text:date></text:span><text:bookmark-end text:name="__RefHeading___Toc105_2689873645"/></text:h>
      <text:h text:style-name="Heading_20_2" text:outline-level="2"><text:bookmark-start text:name="__RefHeading___Toc107_2689873645"/>Heading 2 <text:span text:style-name="T1">with time </text:span><text:span text:style-name="T1"><text:time style:data-style-name="N61" text:time-value="2023-04-28T13:18:27.324243430" text:fixed="true">13:18:27</text:time></text:span><text:bookmark-end text:name="__RefHeading___Toc107_2689873645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sv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FI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p text:style-name="Header"><text:date style:data-style-name="N37" text:date-value="2023-04-28T13:16:54.289430086" text:fixed="true">28.04.23</text:date><text:s/><text:time style:data-style-name="N61" text:time-value="2023-04-28T13:17:01.272971970" text:fixed="true">13:17:01</text:ti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3:15:48.809023579</meta:creation-date>
    <dc:date>2023-04-28T13:19:05.832948519</dc:date>
    <meta:editing-duration>PT3M17S</meta:editing-duration>
    <meta:editing-cycles>1</meta:editing-cycles>
    <meta:document-statistic meta:table-count="0" meta:image-count="0" meta:object-count="0" meta:page-count="1" meta:paragraph-count="7" meta:word-count="22" meta:character-count="117" meta:non-whitespace-character-count="102"/>
    <meta:generator>LibreOffice/7.3.7.2$Linux_X86_64 LibreOffice_project/30$Build-2</meta:generator>
  </office:meta>
</office:document-meta>
</file>